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18cm"/>
    </style:style>
    <style:style style:name="co2" style:family="table-column">
      <style:table-column-properties fo:break-before="auto" style:column-width="0.554cm"/>
    </style:style>
    <style:style style:name="co3" style:family="table-column">
      <style:table-column-properties fo:break-before="auto" style:column-width="0.882cm"/>
    </style:style>
    <style:style style:name="co4" style:family="table-column">
      <style:table-column-properties fo:break-before="auto" style:column-width="0.991cm"/>
    </style:style>
    <style:style style:name="co5" style:family="table-column">
      <style:table-column-properties fo:break-before="auto" style:column-width="0.744cm"/>
    </style:style>
    <style:style style:name="co6" style:family="table-column">
      <style:table-column-properties fo:break-before="auto" style:column-width="1.236cm"/>
    </style:style>
    <style:style style:name="co7" style:family="table-column">
      <style:table-column-properties fo:break-before="auto" style:column-width="1.011cm"/>
    </style:style>
    <style:style style:name="co8" style:family="table-column">
      <style:table-column-properties fo:break-before="auto" style:column-width="4.073cm"/>
    </style:style>
    <style:style style:name="co9" style:family="table-column">
      <style:table-column-properties fo:break-before="auto" style:column-width="0.799cm"/>
    </style:style>
    <style:style style:name="co10" style:family="table-column">
      <style:table-column-properties fo:break-before="auto" style:column-width="1.365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weight="bold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</style:style>
    <style:style style:name="ce5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weight="bold"/>
    </style:style>
    <style:style style:name="ce6" style:family="table-cell" style:parent-style-name="Default" style:data-style-name="N1">
      <style:table-cell-properties fo:border-bottom="0.002cm solid #000000" fo:border-left="none" fo:border-right="none" fo:border-top="0.002cm solid #000000"/>
    </style:style>
    <style:style style:name="ce7" style:family="table-cell" style:parent-style-name="Default" style:data-style-name="N1"/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end" fo:margin-left="0cm"/>
      <style:text-properties fo:font-weight="bold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background-color="transparent" fo:border="none"/>
      <style:text-properties fo:font-weight="bold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 style:data-style-name="N0">
      <style:table-cell-properties fo:border="0.002cm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ce7"/>
        <table:table-column table:style-name="co4" table:visibility="collapse" table:default-cell-style-name="Default"/>
        <table:table-column table:style-name="co5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ce12"/>
        <table:table-column table:style-name="co8" table:default-cell-style-name="Default"/>
        <table:table-column table:style-name="co2" table:default-cell-style-name="Default"/>
        <table:table-column table:style-name="co3" table:visibility="collapse" table:default-cell-style-name="ce7"/>
        <table:table-column table:style-name="co9" table:visibility="collapse" table:default-cell-style-name="ce13"/>
        <table:table-column table:style-name="co5" table:default-cell-style-name="ce13"/>
        <table:table-column table:style-name="co5" table:default-cell-style-name="ce7"/>
        <table:table-column table:style-name="co10" table:default-cell-style-name="ce13"/>
        <table:table-column table:style-name="co11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P</text:p>
          </table:table-cell>
          <table:table-cell table:style-name="ce5" office:value-type="string">
            <text:p>S1</text:p>
          </table:table-cell>
          <table:table-cell table:style-name="ce8" office:value-type="string">
            <text:p>S2</text:p>
          </table:table-cell>
          <table:table-cell table:style-name="ce8" office:value-type="string">
            <text:p>S3</text:p>
          </table:table-cell>
          <table:table-cell table:style-name="ce5" office:value-type="string">
            <text:p>S4</text:p>
          </table:table-cell>
          <table:table-cell table:style-name="ce9" office:value-type="string">
            <text:p>S5</text:p>
          </table:table-cell>
          <table:table-cell table:style-name="ce11"/>
          <table:table-cell table:style-name="ce1" office:value-type="string">
            <text:p>Name</text:p>
          </table:table-cell>
          <table:table-cell table:style-name="ce3" office:value-type="string">
            <text:p>P</text:p>
          </table:table-cell>
          <table:table-cell table:style-name="ce5" office:value-type="string">
            <text:p>S1</text:p>
          </table:table-cell>
          <table:table-cell table:style-name="ce3" office:value-type="string">
            <text:p>S2</text:p>
          </table:table-cell>
          <table:table-cell table:style-name="ce3" office:value-type="string">
            <text:p>S3</text:p>
          </table:table-cell>
          <table:table-cell table:style-name="ce5" office:value-type="string">
            <text:p>S4</text:p>
          </table:table-cell>
          <table:table-cell table:style-name="ce9" office:value-type="string">
            <text:p>S5</text:p>
          </table:table-cell>
          <table:table-cell table:style-name="ce13"/>
        </table:table-row>
        <table:table-row table:style-name="ro1">
          <table:table-cell table:style-name="ce2" office:value-type="string">
            <text:p>Alongi, Gianfranco</text:p>
          </table:table-cell>
          <table:table-cell table:style-name="ce4" table:formula="oooc:=0+([.C2]&gt;=50)+([.D2]&gt;=7)+([.E2]&gt;12)+([.F2]&gt;=10)" office:value-type="float" office:value="2">
            <text:p>2</text:p>
          </table:table-cell>
          <table:table-cell table:number-columns-repeated="2" table:style-name="ce4"/>
          <table:table-cell table:style-name="ce6" office:value-type="float" office:value="14">
            <text:p>14</text:p>
          </table:table-cell>
          <table:table-cell table:style-name="ce6" office:value-type="float" office:value="13">
            <text:p>13</text:p>
          </table:table-cell>
          <table:table-cell table:style-name="ce10"/>
          <table:table-cell/>
          <table:table-cell table:style-name="ce2" office:value-type="string">
            <text:p>Karlzén, Henrik </text:p>
          </table:table-cell>
          <table:table-cell table:style-name="ce4" table:formula="oooc:=0+([.K2]&gt;=50)+([.L2]&gt;=7)+([.M2]&gt;12)+([.N2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Abolahrar, Elnaz <text:s/></text:p>
          </table:table-cell>
          <table:table-cell table:style-name="ce4" table:formula="oooc:=0+([.C3]&gt;=50)+([.D3]&gt;=7)+([.E3]&gt;12)+([.F3]&gt;=10)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Khokhar, Mahboob Hussain </text:p>
          </table:table-cell>
          <table:table-cell table:style-name="ce4" table:formula="oooc:=0+([.K3]&gt;=50)+([.L3]&gt;=7)+([.M3]&gt;12)+([.N3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Ahlenius, Patrik </text:p>
          </table:table-cell>
          <table:table-cell table:style-name="ce4" table:formula="oooc:=0+([.C4]&gt;=50)+([.D4]&gt;=7)+([.E4]&gt;12)+([.F4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Kjellgren, Björn </text:p>
          </table:table-cell>
          <table:table-cell table:style-name="ce4" table:formula="oooc:=0+([.K4]&gt;=50)+([.L4]&gt;=7)+([.M4]&gt;12)+([.N4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Andersson, Per </text:p>
          </table:table-cell>
          <table:table-cell table:style-name="ce4" table:formula="oooc:=0+([.C5]&gt;=50)+([.D5]&gt;=7)+([.E5]&gt;12)+([.F5]&gt;=10)" office:value-type="float" office:value="2">
            <text:p>2</text:p>
          </table:table-cell>
          <table:table-cell table:style-name="ce6" office:value-type="float" office:value="83">
            <text:p>83</text:p>
          </table:table-cell>
          <table:table-cell table:style-name="ce4" office:value-type="float" office:value="8">
            <text:p>8</text:p>
          </table:table-cell>
          <table:table-cell table:number-columns-repeated="2" table:style-name="ce6"/>
          <table:table-cell table:style-name="ce10"/>
          <table:table-cell/>
          <table:table-cell table:style-name="ce2" office:value-type="string">
            <text:p>Landergren, Torsten </text:p>
          </table:table-cell>
          <table:table-cell table:style-name="ce4" table:formula="oooc:=0+([.K5]&gt;=50)+([.L5]&gt;=7)+([.M5]&gt;12)+([.N5]&gt;=10)" office:value-type="float" office:value="2">
            <text:p>2</text:p>
          </table:table-cell>
          <table:table-cell table:style-name="ce6" office:value-type="float" office:value="76">
            <text:p>76</text:p>
          </table:table-cell>
          <table:table-cell table:style-name="ce4"/>
          <table:table-cell table:style-name="ce6" office:value-type="float" office:value="15">
            <text:p>15</text:p>
          </table:table-cell>
          <table:table-cell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Arefin, Mir Mohammad Samsul </text:p>
          </table:table-cell>
          <table:table-cell table:style-name="ce4" table:formula="oooc:=0+([.C6]&gt;=50)+([.D6]&gt;=7)+([.E6]&gt;12)+([.F6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Larsson, Lars </text:p>
          </table:table-cell>
          <table:table-cell table:style-name="ce4" table:formula="oooc:=0+([.K6]&gt;=50)+([.L6]&gt;=7)+([.M6]&gt;12)+([.N6]&gt;=10)" office:value-type="float" office:value="1">
            <text:p>1</text:p>
          </table:table-cell>
          <table:table-cell table:style-name="ce6" office:value-type="float" office:value="66">
            <text:p>66</text:p>
          </table:table-cell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Ashraf, Usman </text:p>
          </table:table-cell>
          <table:table-cell table:style-name="ce4" table:formula="oooc:=0+([.C7]&gt;=50)+([.D7]&gt;=7)+([.E7]&gt;12)+([.F7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Larsson, Robert </text:p>
          </table:table-cell>
          <table:table-cell table:style-name="ce4" table:formula="oooc:=0+([.K7]&gt;=50)+([.L7]&gt;=7)+([.M7]&gt;12)+([.N7]&gt;=10)" office:value-type="float" office:value="1">
            <text:p>1</text:p>
          </table:table-cell>
          <table:table-cell table:style-name="ce6"/>
          <table:table-cell table:style-name="ce4"/>
          <table:table-cell table:style-name="ce6" office:value-type="float" office:value="18">
            <text:p>18</text:p>
          </table:table-cell>
          <table:table-cell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Asif, Muhammad </text:p>
          </table:table-cell>
          <table:table-cell table:style-name="ce4" table:formula="oooc:=0+([.C8]&gt;=50)+([.D8]&gt;=7)+([.E8]&gt;12)+([.F8]&gt;=10)" office:value-type="float" office:value="2">
            <text:p>2</text:p>
          </table:table-cell>
          <table:table-cell table:style-name="ce6" office:value-type="float" office:value="33">
            <text:p>33</text:p>
          </table:table-cell>
          <table:table-cell table:style-name="ce4" office:value-type="float" office:value="4">
            <text:p>4</text:p>
          </table:table-cell>
          <table:table-cell table:style-name="ce6" office:value-type="float" office:value="18.5">
            <text:p>19</text:p>
          </table:table-cell>
          <table:table-cell table:style-name="ce6" office:value-type="float" office:value="13">
            <text:p>13</text:p>
          </table:table-cell>
          <table:table-cell table:style-name="ce10"/>
          <table:table-cell/>
          <table:table-cell table:style-name="ce2" office:value-type="string">
            <text:p>Lehmann, Patrick </text:p>
          </table:table-cell>
          <table:table-cell table:style-name="ce4" table:formula="oooc:=0+([.K8]&gt;=50)+([.L8]&gt;=7)+([.M8]&gt;12)+([.N8]&gt;=10)" office:value-type="float" office:value="1">
            <text:p>1</text:p>
          </table:table-cell>
          <table:table-cell table:style-name="ce6" office:value-type="float" office:value="68">
            <text:p>68</text:p>
          </table:table-cell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Berggren, Fredrik </text:p>
          </table:table-cell>
          <table:table-cell table:style-name="ce4" table:formula="oooc:=0+([.C9]&gt;=50)+([.D9]&gt;=7)+([.E9]&gt;12)+([.F9]&gt;=10)" office:value-type="float" office:value="1">
            <text:p>1</text:p>
          </table:table-cell>
          <table:table-cell table:style-name="ce6" office:value-type="float" office:value="69">
            <text:p>69</text:p>
          </table:table-cell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Lin, Jie </text:p>
          </table:table-cell>
          <table:table-cell table:style-name="ce4" table:formula="oooc:=0+([.K9]&gt;=50)+([.L9]&gt;=7)+([.M9]&gt;12)+([.N9]&gt;=10)" office:value-type="float" office:value="2">
            <text:p>2</text:p>
          </table:table-cell>
          <table:table-cell table:style-name="ce6" office:value-type="float" office:value="7">
            <text:p>7</text:p>
          </table:table-cell>
          <table:table-cell table:style-name="ce4"/>
          <table:table-cell table:style-name="ce6" office:value-type="float" office:value="17">
            <text:p>17</text:p>
          </table:table-cell>
          <table:table-cell table:style-name="ce6" office:value-type="float" office:value="10">
            <text:p>10</text:p>
          </table:table-cell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Bergroth, Fredrik </text:p>
          </table:table-cell>
          <table:table-cell table:style-name="ce4" table:formula="oooc:=0+([.C10]&gt;=50)+([.D10]&gt;=7)+([.E10]&gt;12)+([.F10]&gt;=10)" office:value-type="float" office:value="2">
            <text:p>2</text:p>
          </table:table-cell>
          <table:table-cell table:style-name="ce6" office:value-type="float" office:value="85.5">
            <text:p>86</text:p>
          </table:table-cell>
          <table:table-cell table:style-name="ce4" office:value-type="float" office:value="11">
            <text:p>11</text:p>
          </table:table-cell>
          <table:table-cell table:number-columns-repeated="2" table:style-name="ce6"/>
          <table:table-cell table:style-name="ce10"/>
          <table:table-cell/>
          <table:table-cell table:style-name="ce2" office:value-type="string">
            <text:p>Lindqvist, Gustav </text:p>
          </table:table-cell>
          <table:table-cell table:style-name="ce4" table:formula="oooc:=0+([.K10]&gt;=50)+([.L10]&gt;=7)+([.M10]&gt;12)+([.N10]&gt;=10)" office:value-type="float" office:value="2">
            <text:p>2</text:p>
          </table:table-cell>
          <table:table-cell table:style-name="ce6" office:value-type="float" office:value="70">
            <text:p>70</text:p>
          </table:table-cell>
          <table:table-cell table:style-name="ce4"/>
          <table:table-cell table:style-name="ce6" office:value-type="float" office:value="18">
            <text:p>18</text:p>
          </table:table-cell>
          <table:table-cell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Bertholon, Benoit </text:p>
          </table:table-cell>
          <table:table-cell table:style-name="ce4" table:formula="oooc:=0+([.C11]&gt;=50)+([.D11]&gt;=7)+([.E11]&gt;12)+([.F11]&gt;=10)" office:value-type="float" office:value="1">
            <text:p>1</text:p>
          </table:table-cell>
          <table:table-cell table:style-name="ce6" office:value-type="float" office:value="83">
            <text:p>83</text:p>
          </table:table-cell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Lundberg, Gabriel </text:p>
          </table:table-cell>
          <table:table-cell table:style-name="ce4" table:formula="oooc:=0+([.K11]&gt;=50)+([.L11]&gt;=7)+([.M11]&gt;12)+([.N11]&gt;=10)" office:value-type="float" office:value="3">
            <text:p>3</text:p>
          </table:table-cell>
          <table:table-cell table:style-name="ce6"/>
          <table:table-cell table:style-name="ce4" office:value-type="float" office:value="16">
            <text:p>16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16.5">
            <text:p>17</text:p>
          </table:table-cell>
          <table:table-cell table:style-name="ce14"/>
          <table:table-cell table:style-name="ce13"/>
        </table:table-row>
        <table:table-row table:style-name="ro1">
          <table:table-cell table:style-name="ce2" office:value-type="string">
            <text:p>Bick, Joakim </text:p>
          </table:table-cell>
          <table:table-cell table:style-name="ce4" table:formula="oooc:=0+([.C12]&gt;=50)+([.D12]&gt;=7)+([.E12]&gt;12)+([.F12]&gt;=10)" office:value-type="float" office:value="1">
            <text:p>1</text:p>
          </table:table-cell>
          <table:table-cell table:style-name="ce6"/>
          <table:table-cell table:style-name="ce4"/>
          <table:table-cell table:style-name="ce6" office:value-type="float" office:value="17.5">
            <text:p>18</text:p>
          </table:table-cell>
          <table:table-cell table:style-name="ce6" office:value-type="float" office:value="8">
            <text:p>8</text:p>
          </table:table-cell>
          <table:table-cell table:style-name="ce10"/>
          <table:table-cell/>
          <table:table-cell table:style-name="ce2" office:value-type="string">
            <text:p>Mahmoudifar, Marjan </text:p>
          </table:table-cell>
          <table:table-cell table:style-name="ce4" table:formula="oooc:=0+([.K12]&gt;=50)+([.L12]&gt;=7)+([.M12]&gt;12)+([.N12]&gt;=10)" office:value-type="float" office:value="2">
            <text:p>2</text:p>
          </table:table-cell>
          <table:table-cell table:style-name="ce6"/>
          <table:table-cell table:style-name="ce4" office:value-type="float" office:value="7">
            <text:p>7</text:p>
          </table:table-cell>
          <table:table-cell table:style-name="ce6" office:value-type="float" office:value="15">
            <text:p>15</text:p>
          </table:table-cell>
          <table:table-cell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Björemo, Martin </text:p>
          </table:table-cell>
          <table:table-cell table:style-name="ce4" table:formula="oooc:=0+([.C13]&gt;=50)+([.D13]&gt;=7)+([.E13]&gt;12)+([.F13]&gt;=10)" office:value-type="float" office:value="2">
            <text:p>2</text:p>
          </table:table-cell>
          <table:table-cell table:style-name="ce6" office:value-type="float" office:value="43">
            <text:p>43</text:p>
          </table:table-cell>
          <table:table-cell table:style-name="ce4" office:value-type="float" office:value="8">
            <text:p>8</text:p>
          </table:table-cell>
          <table:table-cell table:style-name="ce6" office:value-type="float" office:value="13">
            <text:p>13</text:p>
          </table:table-cell>
          <table:table-cell table:style-name="ce6"/>
          <table:table-cell table:style-name="ce10"/>
          <table:table-cell/>
          <table:table-cell table:style-name="ce2" office:value-type="string">
            <text:p>Malik, Muhammad Ayaz </text:p>
          </table:table-cell>
          <table:table-cell table:style-name="ce4" table:formula="oooc:=0+([.K13]&gt;=50)+([.L13]&gt;=7)+([.M13]&gt;12)+([.N13]&gt;=10)" office:value-type="float" office:value="2">
            <text:p>2</text:p>
          </table:table-cell>
          <table:table-cell table:style-name="ce6"/>
          <table:table-cell table:style-name="ce4" office:value-type="float" office:value="7">
            <text:p>7</text:p>
          </table:table-cell>
          <table:table-cell table:style-name="ce6" office:value-type="float" office:value="16">
            <text:p>16</text:p>
          </table:table-cell>
          <table:table-cell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Boberg, Johan </text:p>
          </table:table-cell>
          <table:table-cell table:style-name="ce4" table:formula="oooc:=0+([.C14]&gt;=50)+([.D14]&gt;=7)+([.E14]&gt;12)+([.F14]&gt;=10)" office:value-type="float" office:value="4">
            <text:p>4</text:p>
          </table:table-cell>
          <table:table-cell table:style-name="ce6" office:value-type="float" office:value="96">
            <text:p>96</text:p>
          </table:table-cell>
          <table:table-cell table:style-name="ce4" office:value-type="float" office:value="9">
            <text:p>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2.5">
            <text:p>13</text:p>
          </table:table-cell>
          <table:table-cell table:style-name="ce10"/>
          <table:table-cell/>
          <table:table-cell table:style-name="ce2" office:value-type="string">
            <text:p>Marculescu, Bogdan </text:p>
          </table:table-cell>
          <table:table-cell table:style-name="ce4" table:formula="oooc:=0+([.K14]&gt;=50)+([.L14]&gt;=7)+([.M14]&gt;12)+([.N14]&gt;=10)" office:value-type="float" office:value="4">
            <text:p>4</text:p>
          </table:table-cell>
          <table:table-cell table:style-name="ce6" office:value-type="float" office:value="96">
            <text:p>96</text:p>
          </table:table-cell>
          <table:table-cell table:style-name="ce4" office:value-type="float" office:value="8.5">
            <text:p>8,5</text:p>
          </table:table-cell>
          <table:table-cell table:style-name="ce6" office:value-type="float" office:value="21.5">
            <text:p>22</text:p>
          </table:table-cell>
          <table:table-cell table:style-name="ce6" office:value-type="float" office:value="15.5">
            <text:p>16</text:p>
          </table:table-cell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Brendengen, Erik </text:p>
          </table:table-cell>
          <table:table-cell table:style-name="ce4" table:formula="oooc:=0+([.C15]&gt;=50)+([.D15]&gt;=7)+([.E15]&gt;12)+([.F15]&gt;=10)" office:value-type="float" office:value="1">
            <text:p>1</text:p>
          </table:table-cell>
          <table:table-cell table:style-name="ce6" office:value-type="float" office:value="72">
            <text:p>72</text:p>
          </table:table-cell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Michnik, Margaretha </text:p>
          </table:table-cell>
          <table:table-cell table:style-name="ce4" table:formula="oooc:=0+([.K15]&gt;=50)+([.L15]&gt;=7)+([.M15]&gt;12)+([.N15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Budimir, Sanjin </text:p>
          </table:table-cell>
          <table:table-cell table:style-name="ce4" table:formula="oooc:=0+([.C16]&gt;=50)+([.D16]&gt;=7)+([.E16]&gt;12)+([.F16]&gt;=10)" office:value-type="float" office:value="0">
            <text:p>0</text:p>
          </table:table-cell>
          <table:table-cell table:style-name="ce6" office:value-type="float" office:value="37">
            <text:p>37</text:p>
          </table:table-cell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Milojevic, Dejan </text:p>
          </table:table-cell>
          <table:table-cell table:style-name="ce4" table:formula="oooc:=0+([.K16]&gt;=50)+([.L16]&gt;=7)+([.M16]&gt;12)+([.N16]&gt;=10)" office:value-type="float" office:value="4">
            <text:p>4</text:p>
          </table:table-cell>
          <table:table-cell table:style-name="ce6" office:value-type="float" office:value="68">
            <text:p>68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0">
            <text:p>10</text:p>
          </table:table-cell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Börjesson, Emil </text:p>
          </table:table-cell>
          <table:table-cell table:style-name="ce4" table:formula="oooc:=0+([.C17]&gt;=50)+([.D17]&gt;=7)+([.E17]&gt;12)+([.F17]&gt;=10)" office:value-type="float" office:value="4">
            <text:p>4</text:p>
          </table:table-cell>
          <table:table-cell table:style-name="ce6" office:value-type="float" office:value="82">
            <text:p>82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21.5">
            <text:p>22</text:p>
          </table:table-cell>
          <table:table-cell table:style-name="ce6" office:value-type="float" office:value="15">
            <text:p>15</text:p>
          </table:table-cell>
          <table:table-cell table:style-name="ce10"/>
          <table:table-cell/>
          <table:table-cell table:style-name="ce2" office:value-type="string">
            <text:p>Moberg, Anders </text:p>
          </table:table-cell>
          <table:table-cell table:style-name="ce4" table:formula="oooc:=0+([.K17]&gt;=50)+([.L17]&gt;=7)+([.M17]&gt;12)+([.N17]&gt;=10)" office:value-type="float" office:value="4">
            <text:p>4</text:p>
          </table:table-cell>
          <table:table-cell table:style-name="ce6" office:value-type="float" office:value="100">
            <text:p>100</text:p>
          </table:table-cell>
          <table:table-cell table:style-name="ce4" office:value-type="float" office:value="15">
            <text:p>15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18">
            <text:p>18</text:p>
          </table:table-cell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Börjesson, Petter </text:p>
          </table:table-cell>
          <table:table-cell table:style-name="ce4" table:formula="oooc:=0+([.C18]&gt;=50)+([.D18]&gt;=7)+([.E18]&gt;12)+([.F18]&gt;=10)" office:value-type="float" office:value="4">
            <text:p>4</text:p>
          </table:table-cell>
          <table:table-cell table:style-name="ce6" office:value-type="float" office:value="50">
            <text:p>50</text:p>
          </table:table-cell>
          <table:table-cell table:style-name="ce4" office:value-type="float" office:value="13">
            <text:p>13</text:p>
          </table:table-cell>
          <table:table-cell table:style-name="ce6" office:value-type="float" office:value="14.5">
            <text:p>15</text:p>
          </table:table-cell>
          <table:table-cell table:style-name="ce6" office:value-type="float" office:value="10.5">
            <text:p>11</text:p>
          </table:table-cell>
          <table:table-cell table:style-name="ce10"/>
          <table:table-cell/>
          <table:table-cell table:style-name="ce2" office:value-type="string">
            <text:p>Mona Diana, Amza </text:p>
          </table:table-cell>
          <table:table-cell table:style-name="ce4" table:formula="oooc:=0+([.K18]&gt;=50)+([.L18]&gt;=7)+([.M18]&gt;12)+([.N18]&gt;=10)" office:value-type="float" office:value="4">
            <text:p>4</text:p>
          </table:table-cell>
          <table:table-cell table:style-name="ce6" office:value-type="float" office:value="98">
            <text:p>98</text:p>
          </table:table-cell>
          <table:table-cell table:style-name="ce4" office:value-type="float" office:value="7.5">
            <text:p>7,5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3.5">
            <text:p>14</text:p>
          </table:table-cell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Cao, Zichen </text:p>
          </table:table-cell>
          <table:table-cell table:style-name="ce4" table:formula="oooc:=0+([.C19]&gt;=50)+([.D19]&gt;=7)+([.E19]&gt;12)+([.F19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Nordius, Tuve </text:p>
          </table:table-cell>
          <table:table-cell table:style-name="ce4" table:formula="oooc:=0+([.K19]&gt;=50)+([.L19]&gt;=7)+([.M19]&gt;12)+([.N19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Dale Rundberg, Marcus </text:p>
          </table:table-cell>
          <table:table-cell table:style-name="ce4" table:formula="oooc:=0+([.C20]&gt;=50)+([.D20]&gt;=7)+([.E20]&gt;12)+([.F20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Olausson, Tobias </text:p>
          </table:table-cell>
          <table:table-cell table:style-name="ce4" table:formula="oooc:=0+([.K20]&gt;=50)+([.L20]&gt;=7)+([.M20]&gt;12)+([.N20]&gt;=10)" office:value-type="float" office:value="2">
            <text:p>2</text:p>
          </table:table-cell>
          <table:table-cell table:style-name="ce6" office:value-type="float" office:value="72">
            <text:p>72</text:p>
          </table:table-cell>
          <table:table-cell table:style-name="ce4"/>
          <table:table-cell table:style-name="ce6"/>
          <table:table-cell table:style-name="ce6" office:value-type="float" office:value="12.5">
            <text:p>13</text:p>
          </table:table-cell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Danish Ali, Khan</text:p>
          </table:table-cell>
          <table:table-cell table:style-name="ce4" table:formula="oooc:=0+([.C21]&gt;=50)+([.D21]&gt;=7)+([.E21]&gt;12)+([.F21]&gt;=10)" office:value-type="float" office:value="1">
            <text:p>1</text:p>
          </table:table-cell>
          <table:table-cell table:number-columns-repeated="2" table:style-name="ce4"/>
          <table:table-cell table:style-name="ce6" office:value-type="float" office:value="8">
            <text:p>8</text:p>
          </table:table-cell>
          <table:table-cell table:style-name="ce6" office:value-type="float" office:value="13.5">
            <text:p>14</text:p>
          </table:table-cell>
          <table:table-cell table:style-name="ce10"/>
          <table:table-cell/>
          <table:table-cell table:style-name="ce2" office:value-type="string">
            <text:p>Persson, Gustav </text:p>
          </table:table-cell>
          <table:table-cell table:style-name="ce4" table:formula="oooc:=0+([.K21]&gt;=50)+([.L21]&gt;=7)+([.M21]&gt;12)+([.N21]&gt;=10)" office:value-type="float" office:value="0">
            <text:p>0</text:p>
          </table:table-cell>
          <table:table-cell table:style-name="ce6" office:value-type="float" office:value="20">
            <text:p>20</text:p>
          </table:table-cell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Danielsson, Erik </text:p>
          </table:table-cell>
          <table:table-cell table:style-name="ce4" table:formula="oooc:=0+([.C22]&gt;=50)+([.D22]&gt;=7)+([.E22]&gt;12)+([.F22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Rahman, Minhazur </text:p>
          </table:table-cell>
          <table:table-cell table:style-name="ce4" table:formula="oooc:=0+([.K22]&gt;=50)+([.L22]&gt;=7)+([.M22]&gt;12)+([.N22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Diquet, Alban </text:p>
          </table:table-cell>
          <table:table-cell table:style-name="ce4" table:formula="oooc:=0+([.C23]&gt;=50)+([.D23]&gt;=7)+([.E23]&gt;12)+([.F23]&gt;=10)" office:value-type="float" office:value="1">
            <text:p>1</text:p>
          </table:table-cell>
          <table:table-cell table:style-name="ce6"/>
          <table:table-cell table:style-name="ce4" office:value-type="float" office:value="7">
            <text:p>7</text:p>
          </table:table-cell>
          <table:table-cell table:number-columns-repeated="2" table:style-name="ce6"/>
          <table:table-cell table:style-name="ce10"/>
          <table:table-cell/>
          <table:table-cell table:style-name="ce2" office:value-type="string">
            <text:p>Rintamäki, Lina </text:p>
          </table:table-cell>
          <table:table-cell table:style-name="ce4" table:formula="oooc:=0+([.K23]&gt;=50)+([.L23]&gt;=7)+([.M23]&gt;12)+([.N23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Diserholt, Albert </text:p>
          </table:table-cell>
          <table:table-cell table:style-name="ce4" table:formula="oooc:=0+([.C24]&gt;=50)+([.D24]&gt;=7)+([.E24]&gt;12)+([.F24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Roslund, Henrik </text:p>
          </table:table-cell>
          <table:table-cell table:style-name="ce4" table:formula="oooc:=0+([.K24]&gt;=50)+([.L24]&gt;=7)+([.M24]&gt;12)+([.N24]&gt;=10)" office:value-type="float" office:value="0">
            <text:p>0</text:p>
          </table:table-cell>
          <table:table-cell table:style-name="ce6"/>
          <table:table-cell table:style-name="ce4" office:value-type="float" office:value="4.5">
            <text:p>4,5</text:p>
          </table:table-cell>
          <table:table-cell table:style-name="ce6" office:value-type="float" office:value="10">
            <text:p>10</text:p>
          </table:table-cell>
          <table:table-cell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Eklan, Josef </text:p>
          </table:table-cell>
          <table:table-cell table:style-name="ce4" table:formula="oooc:=0+([.C25]&gt;=50)+([.D25]&gt;=7)+([.E25]&gt;12)+([.F25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Ruzicka, Martin </text:p>
          </table:table-cell>
          <table:table-cell table:style-name="ce4" table:formula="oooc:=0+([.K25]&gt;=50)+([.L25]&gt;=7)+([.M25]&gt;12)+([.N25]&gt;=10)" office:value-type="float" office:value="3">
            <text:p>3</text:p>
          </table:table-cell>
          <table:table-cell table:style-name="ce6" office:value-type="float" office:value="90">
            <text:p>90</text:p>
          </table:table-cell>
          <table:table-cell table:style-name="ce4"/>
          <table:table-cell table:style-name="ce6" office:value-type="float" office:value="15">
            <text:p>15</text:p>
          </table:table-cell>
          <table:table-cell table:style-name="ce6" office:value-type="float" office:value="17.5">
            <text:p>18</text:p>
          </table:table-cell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Firoozfam, Mahsa </text:p>
          </table:table-cell>
          <table:table-cell table:style-name="ce4" table:formula="oooc:=0+([.C26]&gt;=50)+([.D26]&gt;=7)+([.E26]&gt;12)+([.F26]&gt;=10)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Salh, Mazyar </text:p>
          </table:table-cell>
          <table:table-cell table:style-name="ce4" table:formula="oooc:=0+([.K26]&gt;=50)+([.L26]&gt;=7)+([.M26]&gt;12)+([.N26]&gt;=10)" office:value-type="float" office:value="3">
            <text:p>3</text:p>
          </table:table-cell>
          <table:table-cell table:style-name="ce6" office:value-type="float" office:value="56">
            <text:p>56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12.5">
            <text:p>13</text:p>
          </table:table-cell>
          <table:table-cell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Fredén Jansson, Johannes </text:p>
          </table:table-cell>
          <table:table-cell table:style-name="ce4" table:formula="oooc:=0+([.C27]&gt;=50)+([.D27]&gt;=7)+([.E27]&gt;12)+([.F27]&gt;=10)" office:value-type="float" office:value="2">
            <text:p>2</text:p>
          </table:table-cell>
          <table:table-cell table:style-name="ce6" office:value-type="float" office:value="95">
            <text:p>95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11">
            <text:p>11</text:p>
          </table:table-cell>
          <table:table-cell table:style-name="ce6"/>
          <table:table-cell table:style-name="ce10"/>
          <table:table-cell/>
          <table:table-cell table:style-name="ce2" office:value-type="string">
            <text:p>Schlyter, Christian </text:p>
          </table:table-cell>
          <table:table-cell table:style-name="ce4" table:formula="oooc:=0+([.K27]&gt;=50)+([.L27]&gt;=7)+([.M27]&gt;12)+([.N27]&gt;=10)" office:value-type="float" office:value="3">
            <text:p>3</text:p>
          </table:table-cell>
          <table:table-cell table:style-name="ce6" office:value-type="float" office:value="93">
            <text:p>93</text:p>
          </table:table-cell>
          <table:table-cell table:style-name="ce4" office:value-type="float" office:value="10">
            <text:p>10</text:p>
          </table:table-cell>
          <table:table-cell table:style-name="ce6" office:value-type="float" office:value="13.5">
            <text:p>14</text:p>
          </table:table-cell>
          <table:table-cell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Granbäck, Carl-David </text:p>
          </table:table-cell>
          <table:table-cell table:style-name="ce4" table:formula="oooc:=0+([.C28]&gt;=50)+([.D28]&gt;=7)+([.E28]&gt;12)+([.F28]&gt;=10)" office:value-type="float" office:value="3">
            <text:p>3</text:p>
          </table:table-cell>
          <table:table-cell table:style-name="ce6" office:value-type="float" office:value="50">
            <text:p>50</text:p>
          </table:table-cell>
          <table:table-cell table:style-name="ce4"/>
          <table:table-cell table:style-name="ce6" office:value-type="float" office:value="18">
            <text:p>18</text:p>
          </table:table-cell>
          <table:table-cell table:style-name="ce6" office:value-type="float" office:value="14">
            <text:p>14</text:p>
          </table:table-cell>
          <table:table-cell table:style-name="ce10"/>
          <table:table-cell/>
          <table:table-cell table:style-name="ce2" office:value-type="string">
            <text:p>Siriwardanagea, Nihal </text:p>
          </table:table-cell>
          <table:table-cell table:style-name="ce4" table:formula="oooc:=0+([.K28]&gt;=50)+([.L28]&gt;=7)+([.M28]&gt;12)+([.N28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Gullmarsvik, David </text:p>
          </table:table-cell>
          <table:table-cell table:style-name="ce4" table:formula="oooc:=0+([.C29]&gt;=50)+([.D29]&gt;=7)+([.E29]&gt;12)+([.F29]&gt;=10)" office:value-type="float" office:value="2">
            <text:p>2</text:p>
          </table:table-cell>
          <table:table-cell table:style-name="ce6" office:value-type="float" office:value="94">
            <text:p>94</text:p>
          </table:table-cell>
          <table:table-cell table:style-name="ce4" office:value-type="float" office:value="14">
            <text:p>14</text:p>
          </table:table-cell>
          <table:table-cell table:number-columns-repeated="2" table:style-name="ce6"/>
          <table:table-cell table:style-name="ce10"/>
          <table:table-cell/>
          <table:table-cell table:style-name="ce2" office:value-type="string">
            <text:p>Spalding, Alexander </text:p>
          </table:table-cell>
          <table:table-cell table:style-name="ce4" table:formula="oooc:=0+([.K29]&gt;=50)+([.L29]&gt;=7)+([.M29]&gt;12)+([.N29]&gt;=10)" office:value-type="float" office:value="3">
            <text:p>3</text:p>
          </table:table-cell>
          <table:table-cell table:style-name="ce6" office:value-type="float" office:value="82">
            <text:p>82</text:p>
          </table:table-cell>
          <table:table-cell table:style-name="ce4" office:value-type="float" office:value="8">
            <text:p>8</text:p>
          </table:table-cell>
          <table:table-cell table:style-name="ce6" office:value-type="float" office:value="14.5">
            <text:p>15</text:p>
          </table:table-cell>
          <table:table-cell table:style-name="ce6" office:value-type="float" office:value="7.5">
            <text:p>8</text:p>
          </table:table-cell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Gundberg, Per </text:p>
          </table:table-cell>
          <table:table-cell table:style-name="ce4" table:formula="oooc:=0+([.C30]&gt;=50)+([.D30]&gt;=7)+([.E30]&gt;12)+([.F30]&gt;=10)" office:value-type="float" office:value="4">
            <text:p>4</text:p>
          </table:table-cell>
          <table:table-cell table:style-name="ce6" office:value-type="float" office:value="100">
            <text:p>100</text:p>
          </table:table-cell>
          <table:table-cell table:style-name="ce4" office:value-type="float" office:value="16">
            <text:p>16</text:p>
          </table:table-cell>
          <table:table-cell table:style-name="ce6" office:value-type="float" office:value="16.5">
            <text:p>17</text:p>
          </table:table-cell>
          <table:table-cell table:style-name="ce6" office:value-type="float" office:value="13.5">
            <text:p>14</text:p>
          </table:table-cell>
          <table:table-cell table:style-name="ce10"/>
          <table:table-cell/>
          <table:table-cell table:style-name="ce2" office:value-type="string">
            <text:p>Sribuaphuan, Naruemol </text:p>
          </table:table-cell>
          <table:table-cell table:style-name="ce4" table:formula="oooc:=0+([.K30]&gt;=50)+([.L30]&gt;=7)+([.M30]&gt;12)+([.N30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Gustafsson, Johan </text:p>
          </table:table-cell>
          <table:table-cell table:style-name="ce4" table:formula="oooc:=0+([.C31]&gt;=50)+([.D31]&gt;=7)+([.E31]&gt;12)+([.F31]&gt;=10)" office:value-type="float" office:value="1">
            <text:p>1</text:p>
          </table:table-cell>
          <table:table-cell table:style-name="ce6" office:value-type="float" office:value="64">
            <text:p>64</text:p>
          </table:table-cell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Svenson, Daniel </text:p>
          </table:table-cell>
          <table:table-cell table:style-name="ce4" table:formula="oooc:=0+([.K31]&gt;=50)+([.L31]&gt;=7)+([.M31]&gt;12)+([.N31]&gt;=10)" office:value-type="float" office:value="3">
            <text:p>3</text:p>
          </table:table-cell>
          <table:table-cell table:style-name="ce6" office:value-type="float" office:value="68">
            <text:p>68</text:p>
          </table:table-cell>
          <table:table-cell table:style-name="ce4"/>
          <table:table-cell table:style-name="ce6" office:value-type="float" office:value="16">
            <text:p>16</text:p>
          </table:table-cell>
          <table:table-cell table:style-name="ce6" office:value-type="float" office:value="10.5">
            <text:p>11</text:p>
          </table:table-cell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Gustafsson, Petter </text:p>
          </table:table-cell>
          <table:table-cell table:style-name="ce4" table:formula="oooc:=0+([.C32]&gt;=50)+([.D32]&gt;=7)+([.E32]&gt;12)+([.F32]&gt;=10)" office:value-type="float" office:value="4">
            <text:p>4</text:p>
          </table:table-cell>
          <table:table-cell table:style-name="ce6" office:value-type="float" office:value="60">
            <text:p>60</text:p>
          </table:table-cell>
          <table:table-cell table:style-name="ce4" office:value-type="float" office:value="8">
            <text:p>8</text:p>
          </table:table-cell>
          <table:table-cell table:number-columns-repeated="2" table:style-name="ce6" office:value-type="float" office:value="18">
            <text:p>18</text:p>
          </table:table-cell>
          <table:table-cell table:style-name="ce10"/>
          <table:table-cell/>
          <table:table-cell table:style-name="ce2" office:value-type="string">
            <text:p>Svensson, Andreas </text:p>
          </table:table-cell>
          <table:table-cell table:style-name="ce4" table:formula="oooc:=0+([.K32]&gt;=50)+([.L32]&gt;=7)+([.M32]&gt;12)+([.N32]&gt;=10)" office:value-type="float" office:value="3">
            <text:p>3</text:p>
          </table:table-cell>
          <table:table-cell table:style-name="ce6" office:value-type="float" office:value="80">
            <text:p>80</text:p>
          </table:table-cell>
          <table:table-cell table:style-name="ce4" office:value-type="float" office:value="13">
            <text:p>13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9">
            <text:p>9</text:p>
          </table:table-cell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Hadzic, David </text:p>
          </table:table-cell>
          <table:table-cell table:style-name="ce4" table:formula="oooc:=0+([.C33]&gt;=50)+([.D33]&gt;=7)+([.E33]&gt;12)+([.F33]&gt;=10)" office:value-type="float" office:value="3">
            <text:p>3</text:p>
          </table:table-cell>
          <table:table-cell table:style-name="ce6" office:value-type="float" office:value="66">
            <text:p>66</text:p>
          </table:table-cell>
          <table:table-cell table:style-name="ce4"/>
          <table:table-cell table:style-name="ce6" office:value-type="float" office:value="17">
            <text:p>17</text:p>
          </table:table-cell>
          <table:table-cell table:style-name="ce6" office:value-type="float" office:value="11">
            <text:p>11</text:p>
          </table:table-cell>
          <table:table-cell table:style-name="ce10"/>
          <table:table-cell/>
          <table:table-cell table:style-name="ce2" office:value-type="string">
            <text:p>Svensson, Mattias </text:p>
          </table:table-cell>
          <table:table-cell table:style-name="ce4" table:formula="oooc:=0+([.K33]&gt;=50)+([.L33]&gt;=7)+([.M33]&gt;12)+([.N33]&gt;=10)" office:value-type="float" office:value="2">
            <text:p>2</text:p>
          </table:table-cell>
          <table:table-cell table:style-name="ce6" office:value-type="float" office:value="74">
            <text:p>74</text:p>
          </table:table-cell>
          <table:table-cell table:style-name="ce4"/>
          <table:table-cell table:style-name="ce6" office:value-type="float" office:value="16.5">
            <text:p>17</text:p>
          </table:table-cell>
          <table:table-cell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Hallberg, Oscar </text:p>
          </table:table-cell>
          <table:table-cell table:style-name="ce4" table:formula="oooc:=0+([.C34]&gt;=50)+([.D34]&gt;=7)+([.E34]&gt;12)+([.F34]&gt;=10)" office:value-type="float" office:value="3">
            <text:p>3</text:p>
          </table:table-cell>
          <table:table-cell table:style-name="ce6" office:value-type="float" office:value="79">
            <text:p>79</text:p>
          </table:table-cell>
          <table:table-cell table:style-name="ce4"/>
          <table:table-cell table:style-name="ce6" office:value-type="float" office:value="17">
            <text:p>17</text:p>
          </table:table-cell>
          <table:table-cell table:style-name="ce6" office:value-type="float" office:value="18">
            <text:p>18</text:p>
          </table:table-cell>
          <table:table-cell table:style-name="ce10"/>
          <table:table-cell/>
          <table:table-cell table:style-name="ce2" office:value-type="string">
            <text:p>Svensson, Sven </text:p>
          </table:table-cell>
          <table:table-cell table:style-name="ce4" table:formula="oooc:=0+([.K34]&gt;=50)+([.L34]&gt;=7)+([.M34]&gt;12)+([.N34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Hansson, Linus </text:p>
          </table:table-cell>
          <table:table-cell table:style-name="ce4" table:formula="oooc:=0+([.C35]&gt;=50)+([.D35]&gt;=7)+([.E35]&gt;12)+([.F35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Söderberg, Erik </text:p>
          </table:table-cell>
          <table:table-cell table:style-name="ce4" table:formula="oooc:=0+([.K35]&gt;=50)+([.L35]&gt;=7)+([.M35]&gt;12)+([.N35]&gt;=10)" office:value-type="float" office:value="2">
            <text:p>2</text:p>
          </table:table-cell>
          <table:table-cell table:style-name="ce6" office:value-type="float" office:value="10">
            <text:p>10</text:p>
          </table:table-cell>
          <table:table-cell table:style-name="ce4" office:value-type="float" office:value="9.5">
            <text:p>9,5</text:p>
          </table:table-cell>
          <table:table-cell table:style-name="ce6" office:value-type="float" office:value="13">
            <text:p>13</text:p>
          </table:table-cell>
          <table:table-cell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Hassanabadi, Mehrdad </text:p>
          </table:table-cell>
          <table:table-cell table:style-name="ce4" table:formula="oooc:=0+([.C36]&gt;=50)+([.D36]&gt;=7)+([.E36]&gt;12)+([.F36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Thell, Mattias </text:p>
          </table:table-cell>
          <table:table-cell table:style-name="ce4" table:formula="oooc:=0+([.K36]&gt;=50)+([.L36]&gt;=7)+([.M36]&gt;12)+([.N36]&gt;=10)" office:value-type="float" office:value="3">
            <text:p>3</text:p>
          </table:table-cell>
          <table:table-cell table:style-name="ce6" office:value-type="float" office:value="92.5">
            <text:p>93</text:p>
          </table:table-cell>
          <table:table-cell table:style-name="ce4"/>
          <table:table-cell table:style-name="ce6" office:value-type="float" office:value="16">
            <text:p>16</text:p>
          </table:table-cell>
          <table:table-cell table:style-name="ce6" office:value-type="float" office:value="11">
            <text:p>11</text:p>
          </table:table-cell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Hatim, Shahzada </text:p>
          </table:table-cell>
          <table:table-cell table:style-name="ce4" table:formula="oooc:=0+([.C37]&gt;=50)+([.D37]&gt;=7)+([.E37]&gt;12)+([.F37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Thornesköld, Niklas </text:p>
          </table:table-cell>
          <table:table-cell table:style-name="ce4" table:formula="oooc:=0+([.K37]&gt;=50)+([.L37]&gt;=7)+([.M37]&gt;12)+([.N37]&gt;=10)" office:value-type="float" office:value="3">
            <text:p>3</text:p>
          </table:table-cell>
          <table:table-cell table:style-name="ce6" office:value-type="float" office:value="75">
            <text:p>75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18">
            <text:p>18</text:p>
          </table:table-cell>
          <table:table-cell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Hellberg, Jonas </text:p>
          </table:table-cell>
          <table:table-cell table:style-name="ce4" table:formula="oooc:=0+([.C38]&gt;=50)+([.D38]&gt;=7)+([.E38]&gt;12)+([.F38]&gt;=10)" office:value-type="float" office:value="3">
            <text:p>3</text:p>
          </table:table-cell>
          <table:table-cell table:style-name="ce6" office:value-type="float" office:value="94">
            <text:p>94</text:p>
          </table:table-cell>
          <table:table-cell table:style-name="ce4" office:value-type="float" office:value="6.5">
            <text:p>6,5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5">
            <text:p>15</text:p>
          </table:table-cell>
          <table:table-cell table:style-name="ce10"/>
          <table:table-cell/>
          <table:table-cell table:style-name="ce2" office:value-type="string">
            <text:p>Thuresson, Andreas </text:p>
          </table:table-cell>
          <table:table-cell table:style-name="ce4" table:formula="oooc:=0+([.K38]&gt;=50)+([.L38]&gt;=7)+([.M38]&gt;12)+([.N38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Helldahl, Johan </text:p>
          </table:table-cell>
          <table:table-cell table:style-name="ce4" table:formula="oooc:=0+([.C39]&gt;=50)+([.D39]&gt;=7)+([.E39]&gt;12)+([.F39]&gt;=10)" office:value-type="float" office:value="3">
            <text:p>3</text:p>
          </table:table-cell>
          <table:table-cell table:style-name="ce6" office:value-type="float" office:value="70">
            <text:p>70</text:p>
          </table:table-cell>
          <table:table-cell table:style-name="ce4"/>
          <table:table-cell table:style-name="ce6" office:value-type="float" office:value="21">
            <text:p>21</text:p>
          </table:table-cell>
          <table:table-cell table:style-name="ce6" office:value-type="float" office:value="17.5">
            <text:p>18</text:p>
          </table:table-cell>
          <table:table-cell table:style-name="ce10"/>
          <table:table-cell/>
          <table:table-cell table:style-name="ce2" office:value-type="string">
            <text:p>Trninic, Predrag </text:p>
          </table:table-cell>
          <table:table-cell table:style-name="ce4" table:formula="oooc:=0+([.K39]&gt;=50)+([.L39]&gt;=7)+([.M39]&gt;12)+([.N39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Herrmann, Nick </text:p>
          </table:table-cell>
          <table:table-cell table:style-name="ce4" table:formula="oooc:=0+([.C40]&gt;=50)+([.D40]&gt;=7)+([.E40]&gt;12)+([.F40]&gt;=10)" office:value-type="float" office:value="2">
            <text:p>2</text:p>
          </table:table-cell>
          <table:table-cell table:style-name="ce6" office:value-type="float" office:value="95.5">
            <text:p>96</text:p>
          </table:table-cell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8">
            <text:p>8</text:p>
          </table:table-cell>
          <table:table-cell table:style-name="ce10"/>
          <table:table-cell/>
          <table:table-cell table:style-name="ce2" office:value-type="string">
            <text:p>Tuglu, Hatice Ezgi </text:p>
          </table:table-cell>
          <table:table-cell table:style-name="ce4" table:formula="oooc:=0+([.K40]&gt;=50)+([.L40]&gt;=7)+([.M40]&gt;12)+([.N40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Hultberg, Anders </text:p>
          </table:table-cell>
          <table:table-cell table:style-name="ce4" table:formula="oooc:=0+([.C41]&gt;=50)+([.D41]&gt;=7)+([.E41]&gt;12)+([.F41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Vehkajärvi, Tobias </text:p>
          </table:table-cell>
          <table:table-cell table:style-name="ce4" table:formula="oooc:=0+([.K41]&gt;=50)+([.L41]&gt;=7)+([.M41]&gt;12)+([.N41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Häger, Martin </text:p>
          </table:table-cell>
          <table:table-cell table:style-name="ce4" table:formula="oooc:=0+([.C42]&gt;=50)+([.D42]&gt;=7)+([.E42]&gt;12)+([.F42]&gt;=10)" office:value-type="float" office:value="4">
            <text:p>4</text:p>
          </table:table-cell>
          <table:table-cell table:style-name="ce6" office:value-type="float" office:value="88">
            <text:p>88</text:p>
          </table:table-cell>
          <table:table-cell table:style-name="ce4" office:value-type="float" office:value="12.5">
            <text:p>12,5</text:p>
          </table:table-cell>
          <table:table-cell table:style-name="ce6" office:value-type="float" office:value="23.5">
            <text:p>24</text:p>
          </table:table-cell>
          <table:table-cell table:style-name="ce6" office:value-type="float" office:value="20">
            <text:p>20</text:p>
          </table:table-cell>
          <table:table-cell table:style-name="ce10"/>
          <table:table-cell/>
          <table:table-cell table:style-name="ce2" office:value-type="string">
            <text:p>Voronov, Alexey </text:p>
          </table:table-cell>
          <table:table-cell table:style-name="ce4" table:formula="oooc:=0+([.K42]&gt;=50)+([.L42]&gt;=7)+([.M42]&gt;12)+([.N42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Issal, Christopher </text:p>
          </table:table-cell>
          <table:table-cell table:style-name="ce4" table:formula="oooc:=0+([.C43]&gt;=50)+([.D43]&gt;=7)+([.E43]&gt;12)+([.F43]&gt;=10)" office:value-type="float" office:value="1">
            <text:p>1</text:p>
          </table:table-cell>
          <table:table-cell table:style-name="ce6" office:value-type="float" office:value="80">
            <text:p>80</text:p>
          </table:table-cell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Xiaochu, Wang </text:p>
          </table:table-cell>
          <table:table-cell table:style-name="ce4" table:formula="oooc:=0+([.K43]&gt;=50)+([.L43]&gt;=7)+([.M43]&gt;12)+([.N43]&gt;=10)" office:value-type="float" office:value="1">
            <text:p>1</text:p>
          </table:table-cell>
          <table:table-cell table:style-name="ce6"/>
          <table:table-cell table:style-name="ce4"/>
          <table:table-cell table:style-name="ce6"/>
          <table:table-cell table:style-name="ce6" office:value-type="float" office:value="10">
            <text:p>10</text:p>
          </table:table-cell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Johansson, Hannes </text:p>
          </table:table-cell>
          <table:table-cell table:style-name="ce4" table:formula="oooc:=0+([.C44]&gt;=50)+([.D44]&gt;=7)+([.E44]&gt;12)+([.F44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Xu, Yi </text:p>
          </table:table-cell>
          <table:table-cell table:style-name="ce4" table:formula="oooc:=0+([.K44]&gt;=50)+([.L44]&gt;=7)+([.M44]&gt;12)+([.N44]&gt;=10)" office:value-type="float" office:value="0">
            <text:p>0</text:p>
          </table:table-cell>
          <table:table-cell table:style-name="ce6"/>
          <table:table-cell table:style-name="ce4" office:value-type="float" office:value="4">
            <text:p>4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Jonsson, Magnus </text:p>
          </table:table-cell>
          <table:table-cell table:style-name="ce4" table:formula="oooc:=0+([.C45]&gt;=50)+([.D45]&gt;=7)+([.E45]&gt;12)+([.F45]&gt;=10)" office:value-type="float" office:value="3">
            <text:p>3</text:p>
          </table:table-cell>
          <table:table-cell table:style-name="ce6" office:value-type="float" office:value="94.5">
            <text:p>95</text:p>
          </table:table-cell>
          <table:table-cell table:style-name="ce4"/>
          <table:table-cell table:style-name="ce6" office:value-type="float" office:value="21">
            <text:p>21</text:p>
          </table:table-cell>
          <table:table-cell table:style-name="ce6" office:value-type="float" office:value="14">
            <text:p>14</text:p>
          </table:table-cell>
          <table:table-cell table:style-name="ce10"/>
          <table:table-cell/>
          <table:table-cell table:style-name="ce2" office:value-type="string">
            <text:p>Özdemir, Celal Barış</text:p>
          </table:table-cell>
          <table:table-cell table:style-name="ce4" table:formula="oooc:=0+([.K45]&gt;=50)+([.L45]&gt;=7)+([.M45]&gt;12)+([.N45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Jutemar, Erik </text:p>
          </table:table-cell>
          <table:table-cell table:style-name="ce4" table:formula="oooc:=0+([.C46]&gt;=50)+([.D46]&gt;=7)+([.E46]&gt;12)+([.F46]&gt;=10)" office:value-type="float" office:value="3">
            <text:p>3</text:p>
          </table:table-cell>
          <table:table-cell table:style-name="ce6" office:value-type="float" office:value="87.5">
            <text:p>88</text:p>
          </table:table-cell>
          <table:table-cell table:style-name="ce4"/>
          <table:table-cell table:style-name="ce6" office:value-type="float" office:value="18">
            <text:p>18</text:p>
          </table:table-cell>
          <table:table-cell table:style-name="ce6" office:value-type="float" office:value="15.5">
            <text:p>16</text:p>
          </table:table-cell>
          <table:table-cell table:style-name="ce10"/>
          <table:table-cell table:number-columns-repeated="9"/>
        </table:table-row>
        <table:table-row table:style-name="ro1" table:number-rows-repeated="6548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database-ranges>
        <table:database-range table:target-range-address="Sheet1.A2:Sheet1.A6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1">2008-12-01</text:date>, <text:time>11:2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Gustav Munkby</meta:initial-creator>
    <meta:creation-date>2008-11-03T12:54:32</meta:creation-date>
    <dc:creator>Gustav Munkby</dc:creator>
    <dc:date>2008-12-01T11:27:59</dc:date>
    <meta:printed-by>Gustav Munkby</meta:printed-by>
    <meta:print-date>2008-11-03T13:05:35</meta:print-date>
    <dc:language>sv-SE</dc:language>
    <meta:editing-cycles>17</meta:editing-cycles>
    <meta:editing-duration>PT10H4M33S</meta:editing-duration>
    <meta:user-defined meta:name="Info 1"/>
    <meta:user-defined meta:name="Info 2"/>
    <meta:user-defined meta:name="Info 3"/>
    <meta:user-defined meta:name="Info 4"/>
    <meta:document-statistic meta:table-count="3" meta:cell-count="548"/>
  </office:meta>
</office:document-meta>
</file>